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40000000C444EDDEB.png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tarBasic" script:event-name="dom:load" script:macro-name="application:Template.Samples.PrepareForEditing"/>
    </office:event-listeners>
  </office:scripts>
  <office:font-face-decls>
    <style:font-face style:name="StarSymbol" svg:font-family="StarSymbol" style:font-charset="x-symbol"/>
    <style:font-face style:name="Times New Roman" svg:font-family="'Times New Roman'"/>
    <style:font-face style:name="Courier New" svg:font-family="'Courier New'" style:font-family-generic="roman" style:font-pitch="fixed"/>
    <style:font-face style:name="Arioso" svg:font-family="Arioso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 style:master-page-name="Standard">
      <style:paragraph-properties fo:break-before="auto" fo:break-after="auto"/>
    </style:style>
    <style:style style:name="P3" style:family="paragraph" style:parent-style-name="Standard">
      <style:paragraph-properties fo:break-before="page"/>
    </style:style>
    <style:style style:name="T1" style:family="text" style:parent-style-name="text_20_to_20_right">
      <style:text-properties fo:font-weight="bold"/>
    </style:style>
    <style:style style:name="T2" style:family="text" style:parent-style-name="text_20_to_20_right">
      <style:text-properties style:text-position="super 58%" fo:font-weight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Farbverlauf_20_14" draw:gradient-step-count="50" draw:fill-image-width="1cm" draw:fill-image-height="1cm" draw:textarea-horizontal-align="center" draw:textarea-vertical-align="middle" style:protect="positio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_20_2" svg:stroke-width="0cm" svg:stroke-color="#008080" svg:stroke-opacity="100%" draw:fill="gradient" draw:fill-color="#000000" draw:fill-gradient-name="Linear_20_Blau_2f_weiß" draw:gradient-step-count="0" draw:fill-hatch-name="Hatch_20_1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/>
    </style:style>
    <style:style style:name="gr4" style:family="graphic">
      <style:graphic-properties draw:stroke="none" draw:stroke-dash="Dash_20_2" svg:stroke-width="0cm" svg:stroke-color="#000000" svg:stroke-opacity="100%" draw:fill="gradient" draw:fill-color="#000000" draw:fill-gradient-name="Farbverlauf_20_10" draw:gradient-step-count="0" draw:fill-hatch-name="Hatch_20_2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gradient" draw:fill-gradient-name="Farbverlauf_20_13" draw:gradient-step-count="50" draw:fill-image-width="1cm" draw:fill-image-height="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_20_2" svg:stroke-width="0cm" svg:stroke-color="#000000" svg:stroke-opacity="100%" draw:fill="solid" draw:fill-color="#999999" draw:fill-gradient-name="Farbverlauf_20_10" draw:gradient-step-count="0" draw:fill-hatch-name="Hatch_20_2" draw:fill-image-name="Bitmape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1" text:anchor-type="page" text:anchor-page-number="2" svg:x="14.055cm" svg:y="9.017cm" svg:width="7.512cm" svg:height="0.318cm" draw:z-index="0">
        <draw:image xlink:href="Pictures/10000000000002140000000C444EDDEB.png" xlink:type="simple" xlink:show="embed" xlink:actuate="onLoad"/>
      </draw:frame>
      <draw:frame draw:style-name="fr1" draw:name="Picture2" text:anchor-type="page" text:anchor-page-number="2" svg:x="19.359cm" svg:y="6.735cm" svg:width="7.512cm" svg:height="0.318cm" draw:z-index="1">
        <draw:image xlink:href="Pictures/10000000000002140000000C444EDDEB.png" xlink:type="simple" xlink:show="embed" xlink:actuate="onLoad"/>
      </draw:frame>
      <draw:frame draw:style-name="fr1" draw:name="Picture3" text:anchor-type="page" text:anchor-page-number="2" svg:x="19.375cm" svg:y="12.254cm" svg:width="7.512cm" svg:height="0.318cm" draw:z-index="2">
        <draw:image xlink:href="Pictures/10000000000002140000000C444EDDEB.png" xlink:type="simple" xlink:show="embed" xlink:actuate="onLoad"/>
      </draw:frame>
      <draw:rect text:anchor-type="page" text:anchor-page-number="2" draw:z-index="4" draw:style-name="gr1" draw:text-style-name="P1" svg:width="5.83cm" svg:height="17.536cm" svg:x="14.021cm" svg:y="2.016cm">
        <text:p/>
      </draw:rect>
      <draw:g text:anchor-type="page" text:anchor-page-number="1" draw:z-index="5" draw:style-name="gr2">
        <draw:path draw:style-name="gr3" draw:text-style-name="P1" svg:width="0.588cm" svg:height="1.53cm" svg:x="16.217cm" svg:y="5.944cm" svg:viewBox="0 0 589 1531" svg:d="m587 0c0 510 0 1018 0 1529-195 0-389 0-587 0 0-509 0-1017 0-1529 194 0 390 0 587 0z">
          <text:p/>
        </draw:path>
        <draw:path draw:style-name="gr3" draw:text-style-name="P1" svg:width="1.671cm" svg:height="1.532cm" svg:x="16.662cm" svg:y="7.604cm" svg:viewBox="0 0 1672 1533" svg:d="m0 0c291 0 584 0 878 0 92 358 187 718 284 1080 2-360 4-720 4-1080 168 0 337 0 504 0 0 512 0 1020 0 1531-287 0-575 0-862 0-101-370-199-739-300-1109-2 368-2 737-4 1109-167 0-336 0-504 0 0-510 0-1019 0-1531z">
          <text:p/>
        </draw:path>
        <draw:path draw:style-name="gr3" draw:text-style-name="P1" svg:width="1.807cm" svg:height="1.532cm" svg:x="17.372cm" svg:y="9.343cm" svg:viewBox="0 0 1808 1533" svg:d="m0 0c212 0 420 0 631 0 94 307 189 612 284 917 97-305 193-610 290-917 201 0 400 0 601 0-190 510-377 1020-566 1531-231 0-460 0-691 0-184-511-366-1019-549-1531z">
          <text:p/>
        </draw:path>
        <draw:path draw:style-name="gr3" draw:text-style-name="P1" svg:width="0.588cm" svg:height="1.53cm" svg:x="18.9cm" svg:y="10.65cm" svg:viewBox="0 0 589 1531" svg:d="m587 0c0 510 0 1018 0 1529-195 0-389 0-587 0 0-509 0-1017 0-1529 196 0 390 0 587 0z">
          <text:p/>
        </draw:path>
        <draw:path draw:style-name="gr3" draw:text-style-name="P1" svg:width="1.622cm" svg:height="1.53cm" svg:x="18.678cm" svg:y="12.428cm" svg:viewBox="0 0 1623 1531" svg:d="m1621 450c-173 0-344 0-517 0 0 360 0 719 0 1079-196 0-393 0-589 0 0-360 0-719 0-1079-171 0-342 0-515 0 0-150 0-300 0-450 540 0 1081 0 1621 0 0 150 0 300 0 450z">
          <text:p/>
        </draw:path>
        <draw:path draw:style-name="gr3" draw:text-style-name="P1" svg:width="1.89cm" svg:height="1.532cm" svg:x="19.605cm" svg:y="13.813cm" svg:viewBox="0 0 1891 1533" svg:d="m758 829c115 0 228 0 341 0-55-166-111-332-166-499-58 166-116 333-175 499zm-225-829c271 0 541 0 811 0 182 512 363 1020 545 1531-206 0-411 0-614 0-33-111-67-222-102-333-164 0-330 0-496 0-30 111-63 222-95 333-194 0-388 0-582 0 178-510 356-1018 533-1531z">
          <text:p/>
        </draw:path>
        <draw:path draw:style-name="gr3" draw:text-style-name="P1" svg:width="1.622cm" svg:height="1.53cm" svg:x="20.588cm" svg:y="15.67cm" svg:viewBox="0 0 1623 1531" svg:d="m1621 452c-171 0-344 0-519 0 0 359 0 719 0 1077-195 0-391 0-587 0 0-358 0-718 0-1077-173 0-344 0-515 0 0-150 0-302 0-452 538 0 1080 0 1621 0 0 150 0 302 0 452z">
          <text:p/>
        </draw:path>
        <draw:path draw:style-name="gr3" draw:text-style-name="P1" svg:width="0.588cm" svg:height="1.53cm" svg:x="22.341cm" svg:y="15.069cm" svg:viewBox="0 0 589 1531" svg:d="m587 0c0 510 0 1018 0 1529-195 0-391 0-587 0 0-509 0-1017 0-1529 194 0 390 0 587 0z">
          <text:p/>
        </draw:path>
        <draw:path draw:style-name="gr3" draw:text-style-name="P1" svg:width="1.699cm" svg:height="1.583cm" svg:x="23.084cm" svg:y="14.18cm" svg:viewBox="0 0 1700 1584" svg:d="m845 1215c99 0 166-40 196-120s46-185 46-305c0-109-18-208-46-296-36-81-101-125-196-125s-157 44-189 130-44 184-44 291c0 117 12 219 44 295 32 90 94 130 189 130 0 0 0 0 0 0zm0 367c-272 0-478-65-626-201-152-132-219-328-219-591 0-256 67-448 219-584s354-206 626-206 481 69 630 206 224 328 224 584c0 263-74 459-224 591s-358 201-630 201c0 0 0 0 0 0z">
          <text:p/>
        </draw:path>
        <draw:path draw:style-name="gr3" draw:text-style-name="P1" svg:width="1.671cm" svg:height="1.532cm" svg:x="24.765cm" svg:y="13.06cm" svg:viewBox="0 0 1672 1533" svg:d="m0 0c293 0 586 0 877 0 93 358 190 718 285 1080 2-360 4-720 6-1080 166 0 333 0 502 0 0 510 0 1020 0 1531-287 0-575 0-862 0-99-370-199-739-300-1111 0 370-2 739-4 1111-167 0-335 0-504 0 0-510 0-1019 0-1531z">
          <text:p/>
        </draw:path>
      </draw:g>
      <draw:polygon text:anchor-type="page" text:anchor-page-number="1" draw:z-index="7" draw:style-name="gr4" draw:text-style-name="P1" svg:width="2.117cm" svg:height="2.274cm" svg:x="14.446cm" svg:y="3.016cm" svg:viewBox="0 0 2118 2275" draw:points="2117,1602 1452,1670 1178,2274 787,1739 120,1810 393,1205 0,670 665,601 938,0 1332,534 1997,466 1723,1067">
        <text:p/>
      </draw:polygon>
      <text:p text:style-name="P2"><draw:polygon text:anchor-type="paragraph" draw:z-index="3" draw:style-name="gr5" draw:text-style-name="P1" svg:width="12.958cm" svg:height="17.571cm" svg:x="0.009cm" svg:y="0.014cm" svg:viewBox="0 0 12959 17572" draw:points="12958,0 12958,17570 0,17570 12905,58"><text:p/></draw:polygon><draw:polygon text:anchor-type="paragraph" draw:z-index="6" draw:style-name="gr6" draw:text-style-name="P1" svg:width="2.117cm" svg:height="2.274cm" svg:x="0.811cm" svg:y="1.016cm" svg:viewBox="0 0 2118 2275" draw:points="2117,1602 1452,1670 1178,2274 787,1739 120,1810 393,1205 0,670 665,601 938,0 1332,534 1997,466 1723,1067"><text:p/></draw:polygon></text:p>
      <text:p text:style-name="P3"/>
      <text:p text:style-name="Standard"><text:span text:style-name="text_20_to_20_right">...<text:tab/>on </text:span><text:span text:style-name="T1">August 25</text:span><text:span text:style-name="T2">th<text:line-break/></text:span><text:span text:style-name="text_20_to_20_right">I am having a<text:line-break/>birthday party<text:line-break/>and I'd be really pleased to see you there. Let me know if you can't make it,<text:line-break/>thanks.<text:line-break/>See you at 7.00 pm on August 25!</text:span></text:p>
      <text:p text:style-name="Standard"><text:span text:style-name="text_20_to_20_right"><text:line-break/><text:tab/></text:span><text:span text:style-name="text_20_to_20_right"><text:sender-firstname text:fixed="false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imes New Roman" svg:font-family="'Times New Roman'"/>
    <style:font-face style:name="Courier New" svg:font-family="'Courier New'" style:font-family-generic="roman" style:font-pitch="fixed"/>
    <style:font-face style:name="Arioso" svg:font-family="Arioso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arbverlauf_20_10" draw:display-name="Farbverlauf 10" draw:style="square" draw:cx="45%" draw:cy="50%" draw:start-color="#004a4a" draw:end-color="#ffffff" draw:start-intensity="100%" draw:end-intensity="100%" draw:angle="2100" draw:border="0%"/>
    <draw:gradient draw:name="Farbverlauf_20_13" draw:display-name="Farbverlauf 13" draw:style="axial" draw:start-color="#eb613d" draw:end-color="#ffffff" draw:start-intensity="100%" draw:end-intensity="100%" draw:angle="450" draw:border="15%"/>
    <draw:gradient draw:name="Farbverlauf_20_14" draw:display-name="Farbverlauf 14" draw:style="linear" draw:start-color="#eb613d" draw:end-color="#ffffff" draw:start-intensity="100%" draw:end-intensity="100%" draw:angle="900" draw:border="0%"/>
    <draw:gradient draw:name="Linear_20_Blau_2f_weiß" draw:display-name="Linear Blau/weiß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cm" draw:rotation="0"/>
    <draw:fill-image draw:name="Bitmape_20_1" draw:display-name="Bitmape 1" xlink:href="Pictures/10000000000000400000004077CDC8F9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6.001cm" fo:margin-right="0cm" fo:line-height="100%" fo:text-indent="-1cm" style:auto-text-indent="false">
        <style:tab-stops/>
      </style:paragraph-properties>
      <style:text-properties style:font-name="Arioso" fo:font-size="44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imes New Roman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6.6cm" style:type="center"/>
          <style:tab-stop style:position="13.2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6.6cm" style:type="center"/>
          <style:tab-stop style:position="13.2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6.6cm" style:type="center"/>
          <style:tab-stop style:position="13.2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6.6cm" style:type="center"/>
          <style:tab-stop style:position="13.2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6.6cm" style:type="center"/>
          <style:tab-stop style:position="13.2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6.6cm" style:type="center"/>
          <style:tab-stop style:position="13.201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Times New Roman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</style:style>
    <style:style style:name="End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text-properties style:font-name="Times New Roman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2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2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7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1.2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2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2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1.7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1.2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0.7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0.2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7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9.2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8.70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2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2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2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2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0.7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0.2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9.7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9.2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8.708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2cm" fo:margin-right="0cm" fo:text-indent="-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1cm" fo:margin-right="0cm" fo:text-indent="-1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text_20_to_20_right" style:display-name="text to right" style:family="text">
      <style:text-properties style:font-name="Arioso" fo:font-size="24pt"/>
    </style:style>
    <style:style style:name="text_20_highlighted" style:display-name="text highlighted" style:family="text" style:parent-style-name="text_20_to_20_right">
      <style:text-properties style:font-name="Arioso" fo:font-size="24pt"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cm" fo:margin-bottom="2cm" fo:margin-left="13.97cm" fo:margin-right="1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Footnote" style:page-layout-name="pm8"/>
    <style:master-page style:name="Endnote" style:page-layout-name="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Invitation</dc:title>
    <dc:description>Sample document: Invitation</dc:description>
    <meta:initial-creator>Ilko Höpping</meta:initial-creator>
    <meta:creation-date>1998-05-25T17:05:34</meta:creation-date>
    <dc:creator>Tom Verbeek</dc:creator>
    <dc:date>2000-01-31T15:13:32</dc:date>
    <dc:language>en-US</dc:language>
    <meta:editing-cycles>7</meta:editing-cycles>
    <meta:editing-duration>PT28M54S</meta:editing-duration>
    <meta:user-defined meta:name="Info 0"/>
    <meta:user-defined meta:name="Info 1"/>
    <meta:user-defined meta:name="Info 2"/>
    <meta:user-defined meta:name="Info 3"/>
    <meta:document-statistic meta:table-count="0" meta:image-count="3" meta:object-count="0" meta:page-count="1" meta:paragraph-count="4" meta:word-count="35" meta:character-count="169"/>
  </office:meta>
</office:document-meta>
</file>